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fo:language="tr" fo:country="TR" officeooo:rsid="000a2ea1" officeooo:paragraph-rsid="000a2ea1" style:font-weight-complex="600" loext:shadow="none"/>
    </style:style>
    <style:style style:name="P2" style:family="paragraph" style:parent-style-name="Text_20_body">
      <style:text-properties fo:language="tr" fo:country="TR" officeooo:rsid="0007d305" officeooo:paragraph-rsid="0007d305"/>
    </style:style>
    <style:style style:name="P3" style:family="paragraph" style:parent-style-name="Text_20_body">
      <style:text-properties fo:language="tr" fo:country="TR" officeooo:rsid="0008235f" officeooo:paragraph-rsid="0008235f"/>
    </style:style>
    <style:style style:name="P4" style:family="paragraph" style:parent-style-name="Text_20_body">
      <style:text-properties fo:language="tr" fo:country="TR" officeooo:rsid="0008235f" officeooo:paragraph-rsid="00090ebd"/>
    </style:style>
    <style:style style:name="P5" style:family="paragraph" style:parent-style-name="Text_20_body">
      <style:text-properties fo:language="tr" fo:country="TR" officeooo:rsid="00090ebd" officeooo:paragraph-rsid="00090ebd"/>
    </style:style>
    <style:style style:name="P6" style:family="paragraph" style:parent-style-name="Text_20_body">
      <style:text-properties fo:language="tr" fo:country="TR" officeooo:rsid="00090ebd" officeooo:paragraph-rsid="000a2ea1"/>
    </style:style>
    <style:style style:name="P7" style:family="paragraph" style:parent-style-name="Text_20_body">
      <style:text-properties fo:language="tr" fo:country="TR" officeooo:rsid="00090ebd" officeooo:paragraph-rsid="000ac014"/>
    </style:style>
    <style:style style:name="P8" style:family="paragraph" style:parent-style-name="Text_20_body">
      <style:text-properties fo:language="tr" fo:country="TR" officeooo:rsid="00090ebd" officeooo:paragraph-rsid="000b532c"/>
    </style:style>
    <style:style style:name="P9" style:family="paragraph" style:parent-style-name="Text_20_body">
      <style:text-properties fo:language="tr" fo:country="TR" officeooo:rsid="00090ebd" officeooo:paragraph-rsid="000d108d"/>
    </style:style>
    <style:style style:name="P10" style:family="paragraph" style:parent-style-name="Text_20_body">
      <style:text-properties fo:language="tr" fo:country="TR" officeooo:rsid="00090ebd" officeooo:paragraph-rsid="000df434"/>
    </style:style>
    <style:style style:name="P11" style:family="paragraph" style:parent-style-name="Text_20_body">
      <style:text-properties fo:language="tr" fo:country="TR" fo:font-weight="bold" officeooo:rsid="00090ebd" officeooo:paragraph-rsid="00090ebd" style:font-weight-asian="bold" style:font-weight-complex="bold"/>
    </style:style>
    <style:style style:name="P12" style:family="paragraph" style:parent-style-name="Text_20_body">
      <style:text-properties fo:language="tr" fo:country="TR" fo:font-weight="bold" officeooo:rsid="00090ebd" officeooo:paragraph-rsid="000a2ea1" style:font-weight-asian="bold" style:font-weight-complex="bold"/>
    </style:style>
    <style:style style:name="P13" style:family="paragraph" style:parent-style-name="Text_20_body">
      <style:text-properties fo:language="tr" fo:country="TR" fo:font-weight="bold" officeooo:rsid="00090ebd" officeooo:paragraph-rsid="000ac014" style:font-weight-asian="bold" style:font-weight-complex="bold"/>
    </style:style>
    <style:style style:name="P14" style:family="paragraph" style:parent-style-name="Text_20_body">
      <style:text-properties fo:language="tr" fo:country="TR" fo:font-weight="bold" officeooo:rsid="00090ebd" officeooo:paragraph-rsid="000b532c" style:font-weight-asian="bold" style:font-weight-complex="bold"/>
    </style:style>
    <style:style style:name="P15" style:family="paragraph" style:parent-style-name="Text_20_body">
      <style:text-properties fo:language="tr" fo:country="TR" fo:font-weight="bold" officeooo:rsid="00090ebd" officeooo:paragraph-rsid="000d108d" style:font-weight-asian="bold" style:font-weight-complex="bold"/>
    </style:style>
    <style:style style:name="P16" style:family="paragraph" style:parent-style-name="Text_20_body">
      <style:text-properties fo:language="tr" fo:country="TR" fo:font-weight="bold" officeooo:rsid="00090ebd" officeooo:paragraph-rsid="000df434" style:font-weight-asian="bold" style:font-weight-complex="bold"/>
    </style:style>
    <style:style style:name="P17" style:family="paragraph" style:parent-style-name="Text_20_body">
      <style:text-properties fo:language="tr" fo:country="TR" fo:font-weight="bold" officeooo:rsid="000df434" officeooo:paragraph-rsid="000df434" style:font-weight-asian="bold" style:font-weight-complex="bold" loext:shadow="none"/>
    </style:style>
    <style:style style:name="P18" style:family="paragraph" style:parent-style-name="Text_20_body">
      <style:text-properties fo:language="tr" fo:country="TR" fo:font-weight="normal" officeooo:rsid="00090ebd" officeooo:paragraph-rsid="00090ebd" style:font-weight-asian="normal" style:font-weight-complex="normal"/>
    </style:style>
    <style:style style:name="P19" style:family="paragraph" style:parent-style-name="Text_20_body">
      <style:text-properties fo:language="tr" fo:country="TR" fo:font-weight="normal" officeooo:rsid="00090ebd" officeooo:paragraph-rsid="000a2ea1" style:font-weight-asian="normal" style:font-weight-complex="normal" loext:shadow="none"/>
    </style:style>
    <style:style style:name="P20" style:family="paragraph" style:parent-style-name="Text_20_body">
      <style:text-properties fo:language="tr" fo:country="TR" fo:font-weight="normal" officeooo:rsid="00090ebd" officeooo:paragraph-rsid="000ac014" style:font-weight-asian="normal" style:font-weight-complex="normal" loext:shadow="none"/>
    </style:style>
    <style:style style:name="P21" style:family="paragraph" style:parent-style-name="Text_20_body">
      <style:text-properties fo:language="tr" fo:country="TR" fo:font-weight="normal" officeooo:rsid="00090ebd" officeooo:paragraph-rsid="000b532c" style:font-weight-asian="normal" style:font-weight-complex="normal" loext:shadow="none"/>
    </style:style>
    <style:style style:name="P22" style:family="paragraph" style:parent-style-name="Text_20_body">
      <style:text-properties fo:language="tr" fo:country="TR" fo:font-weight="normal" officeooo:rsid="00090ebd" officeooo:paragraph-rsid="000d108d" style:font-weight-asian="normal" style:font-weight-complex="normal" loext:shadow="none"/>
    </style:style>
    <style:style style:name="P23" style:family="paragraph" style:parent-style-name="Text_20_body">
      <style:text-properties fo:language="tr" fo:country="TR" fo:font-weight="normal" officeooo:rsid="00090ebd" officeooo:paragraph-rsid="000df434" style:font-weight-asian="normal" style:font-weight-complex="normal" loext:shadow="none"/>
    </style:style>
    <style:style style:name="P24" style:family="paragraph" style:parent-style-name="Text_20_body">
      <style:text-properties fo:language="tr" fo:country="TR" fo:font-weight="normal" officeooo:rsid="000ac014" officeooo:paragraph-rsid="000ac014" style:font-weight-asian="normal" style:font-weight-complex="normal" loext:shadow="none"/>
    </style:style>
    <style:style style:name="P25" style:family="paragraph" style:parent-style-name="Text_20_body">
      <style:text-properties fo:language="tr" fo:country="TR" fo:font-weight="normal" officeooo:rsid="000ac014" officeooo:paragraph-rsid="000b532c" style:font-weight-asian="normal" style:font-weight-complex="normal" loext:shadow="none"/>
    </style:style>
    <style:style style:name="P26" style:family="paragraph" style:parent-style-name="Text_20_body">
      <style:text-properties fo:language="tr" fo:country="TR" fo:font-weight="normal" officeooo:rsid="000d108d" officeooo:paragraph-rsid="000d108d" style:font-weight-asian="normal" style:font-weight-complex="normal" loext:shadow="none"/>
    </style:style>
    <style:style style:name="P27" style:family="paragraph" style:parent-style-name="Text_20_body">
      <style:text-properties fo:language="tr" fo:country="TR" fo:font-weight="normal" officeooo:rsid="000df434" officeooo:paragraph-rsid="000df434" style:font-weight-asian="normal" style:font-weight-complex="normal" loext:shadow="none"/>
    </style:style>
    <style:style style:name="P28" style:family="paragraph" style:parent-style-name="Text_20_body">
      <style:text-properties fo:language="tr" fo:country="TR" officeooo:rsid="000ac014" officeooo:paragraph-rsid="000ac014"/>
    </style:style>
    <style:style style:name="P29" style:family="paragraph" style:parent-style-name="Text_20_body">
      <style:text-properties fo:language="tr" fo:country="TR" officeooo:rsid="000ac014" officeooo:paragraph-rsid="000b532c"/>
    </style:style>
    <style:style style:name="P30" style:family="paragraph" style:parent-style-name="Text_20_body">
      <style:text-properties fo:language="tr" fo:country="TR" officeooo:rsid="000ac014" officeooo:paragraph-rsid="000df434"/>
    </style:style>
    <style:style style:name="P31" style:family="paragraph" style:parent-style-name="Text_20_body">
      <style:text-properties fo:language="tr" fo:country="TR" officeooo:paragraph-rsid="000b532c"/>
    </style:style>
    <style:style style:name="P32" style:family="paragraph" style:parent-style-name="Text_20_body">
      <style:text-properties fo:language="tr" fo:country="TR" officeooo:rsid="000b532c" officeooo:paragraph-rsid="000b532c"/>
    </style:style>
    <style:style style:name="P33" style:family="paragraph" style:parent-style-name="Text_20_body">
      <style:text-properties fo:language="tr" fo:country="TR" officeooo:rsid="000d108d" officeooo:paragraph-rsid="000d108d"/>
    </style:style>
    <style:style style:name="P34" style:family="paragraph" style:parent-style-name="Text_20_body">
      <style:text-properties fo:language="tr" fo:country="TR" officeooo:rsid="000df434" officeooo:paragraph-rsid="000df434"/>
    </style:style>
    <style:style style:name="P35" style:family="paragraph" style:parent-style-name="Text_20_body">
      <style:text-properties fo:language="tr" fo:country="TR" officeooo:paragraph-rsid="000df434"/>
    </style:style>
    <style:style style:name="P36" style:family="paragraph" style:parent-style-name="Text_20_body">
      <style:text-properties officeooo:rsid="0007d305" officeooo:paragraph-rsid="0007d305"/>
    </style:style>
    <style:style style:name="P37" style:family="paragraph" style:parent-style-name="Title">
      <style:text-properties fo:font-size="20pt" fo:language="tr" fo:country="TR" officeooo:rsid="000416f1" officeooo:paragraph-rsid="000416f1" style:font-size-asian="20pt" style:font-size-complex="20pt" style:font-weight-complex="600" loext:shadow="none"/>
    </style:style>
    <style:style style:name="P38" style:family="paragraph" style:parent-style-name="Heading_20_3">
      <style:text-properties fo:language="tr" fo:country="TR"/>
    </style:style>
    <style:style style:name="P39" style:family="paragraph" style:parent-style-name="Heading_20_3">
      <style:text-properties fo:language="tr" fo:country="TR" officeooo:rsid="0007d305" officeooo:paragraph-rsid="0007d305"/>
    </style:style>
    <style:style style:name="P40" style:family="paragraph" style:parent-style-name="Heading_20_3">
      <style:text-properties fo:language="tr" fo:country="TR" officeooo:paragraph-rsid="0008235f"/>
    </style:style>
    <style:style style:name="P41" style:family="paragraph" style:parent-style-name="Heading_20_3">
      <style:text-properties fo:language="tr" fo:country="TR" officeooo:rsid="00090ebd" officeooo:paragraph-rsid="00090ebd"/>
    </style:style>
    <style:style style:name="P42" style:family="paragraph" style:parent-style-name="Heading_20_3">
      <style:text-properties fo:language="tr" fo:country="TR" officeooo:rsid="000ac014" officeooo:paragraph-rsid="000ac014"/>
    </style:style>
    <style:style style:name="P43" style:family="paragraph" style:parent-style-name="Heading_20_3">
      <style:text-properties fo:language="tr" fo:country="TR" officeooo:rsid="000b532c" officeooo:paragraph-rsid="000b532c"/>
    </style:style>
    <style:style style:name="P44" style:family="paragraph" style:parent-style-name="Heading_20_3">
      <style:text-properties fo:language="tr" fo:country="TR" officeooo:rsid="000d108d" officeooo:paragraph-rsid="000d108d"/>
    </style:style>
    <style:style style:name="P45" style:family="paragraph" style:parent-style-name="Heading_20_3">
      <style:text-properties fo:language="tr" fo:country="TR" officeooo:rsid="000df434" officeooo:paragraph-rsid="000df434"/>
    </style:style>
    <style:style style:name="T1" style:family="text">
      <style:text-properties officeooo:rsid="0005f345"/>
    </style:style>
    <style:style style:name="T2" style:family="text">
      <style:text-properties officeooo:rsid="0008235f"/>
    </style:style>
    <style:style style:name="T3" style:family="text">
      <style:text-properties fo:language="tr" fo:country="TR"/>
    </style:style>
    <style:style style:name="T4" style:family="text">
      <style:text-properties fo:language="tr" fo:country="TR" officeooo:rsid="00090ebd" style:font-weight-complex="600" loext:shadow="none"/>
    </style:style>
    <style:style style:name="T5" style:family="text">
      <style:text-properties fo:language="tr" fo:country="TR" style:font-weight-complex="600" loext:shadow="none"/>
    </style:style>
    <style:style style:name="T6" style:family="text">
      <style:text-properties fo:language="tr" fo:country="TR" officeooo:rsid="000b532c"/>
    </style:style>
    <style:style style:name="T7" style:family="text">
      <style:text-properties officeooo:rsid="00090eb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0a2ea1" style:font-weight-asian="bold" style:font-weight-complex="bold"/>
    </style:style>
    <style:style style:name="T10" style:family="text">
      <style:text-properties fo:font-weight="bold" officeooo:rsid="000ac014" style:font-weight-asian="bold" style:font-weight-complex="bold"/>
    </style:style>
    <style:style style:name="T11" style:family="text">
      <style:text-properties fo:font-weight="bold" officeooo:rsid="000b532c" style:font-weight-asian="bold" style:font-weight-complex="bold"/>
    </style:style>
    <style:style style:name="T12" style:family="text">
      <style:text-properties fo:font-weight="bold" officeooo:rsid="000d108d" style:font-weight-asian="bold" style:font-weight-complex="bold"/>
    </style:style>
    <style:style style:name="T13" style:family="text">
      <style:text-properties fo:font-weight="bold" officeooo:rsid="000df434" style:font-weight-asian="bold" style:font-weight-complex="bold"/>
    </style:style>
    <style:style style:name="T14" style:family="text">
      <style:text-properties fo:font-weight="bold" officeooo:rsid="000d108d" style:font-weight-asian="bold" style:font-weight-complex="600" loext:shadow="none"/>
    </style:style>
    <style:style style:name="T15" style:family="text">
      <style:text-properties fo:font-weight="bold" officeooo:rsid="000df434" style:font-weight-asian="bold" style:font-weight-complex="600" loext:shadow="none"/>
    </style:style>
    <style:style style:name="T16" style:family="text">
      <style:text-properties officeooo:rsid="000a2ea1"/>
    </style:style>
    <style:style style:name="T17" style:family="text">
      <style:text-properties officeooo:rsid="000ac014"/>
    </style:style>
    <style:style style:name="T18" style:family="text">
      <style:text-properties officeooo:rsid="00090ebd" style:font-weight-complex="600" loext:shadow="none"/>
    </style:style>
    <style:style style:name="T19" style:family="text">
      <style:text-properties style:font-weight-complex="600" loext:shadow="none"/>
    </style:style>
    <style:style style:name="T20" style:family="text">
      <style:text-properties officeooo:rsid="000b532c" style:font-weight-complex="600" loext:shadow="none"/>
    </style:style>
    <style:style style:name="T21" style:family="text">
      <style:text-properties officeooo:rsid="000d108d" style:font-weight-complex="600" loext:shadow="none"/>
    </style:style>
    <style:style style:name="T22" style:family="text">
      <style:text-properties officeooo:rsid="000df434" style:font-weight-complex="600" loext:shadow="none"/>
    </style:style>
    <style:style style:name="T23" style:family="text">
      <style:text-properties officeooo:rsid="000b532c"/>
    </style:style>
    <style:style style:name="T24" style:family="text">
      <style:text-properties officeooo:rsid="000d108d"/>
    </style:style>
    <style:style style:name="T25" style:family="text">
      <style:text-properties officeooo:rsid="000df43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7"><text:span text:style-name="T1">MHN</text:span> Test Dökümanı</text:p>
      <text:p text:style-name="P2">MHN(Modern Honey Network) honeypotlari merkezi olarak yönetim ve data izleme aracıdır. Bu dökümanda MHN ve honeypot araçlarının test yöntemleri gösterilmiştir.</text:p>
      <text:p text:style-name="P2"/>
      <text:h text:style-name="P39" text:outline-level="3">1. MHN <text:s/></text:h>
      <text:p text:style-name="P2">MHN kullanım dökumanındaki gibi kurulduktan sonra doğru bir şekilde aşağıdaki sayfalar tarayıcı tarafından açılarak merkezi cihazın hazır olduğu teyit edilir. </text:p>
      <text:p text:style-name="P2">Merkezi cihazın IP adresinin 169.254.1.1 olduğunu varsayarsak.</text:p>
      <text:p text:style-name="P36"><text:a xlink:type="simple" xlink:href="http://169.254.1.1/" text:style-name="Internet_20_link" text:visited-style-name="Visited_20_Internet_20_Link"><text:span text:style-name="T3">http://169.254.1.1</text:span></text:a></text:p>
      <text:p text:style-name="P36"><text:a xlink:type="simple" xlink:href="http://169.254.1.1:3000/" text:style-name="Internet_20_link" text:visited-style-name="Visited_20_Internet_20_Link">http://169.254.1.1:3000</text:a><text:span text:style-name="T3"> (Atak haritası)</text:span></text:p>
      <text:p text:style-name="P3"/>
      <text:p text:style-name="P3">İlk adresten ‘<text:span text:style-name="T7">D</text:span>eploy’ sekmesine girilerek honeypot yapılandırmalarında kullanılacak deploy kodu alınır. Bu kod her honeypot container icin aynı olacaktır. MHN cihazı yeniden yuklenirse değişir. </text:p>
      <text:p text:style-name="P5">Kurulan her bir honeypot ‘Sensors’ sekmesinden gözükmelidir. <text:span text:style-name="T17">Oluşan ataklar ‘Attacks’ sekmesinde görülür. </text:span></text:p>
      <text:p text:style-name="P3"/>
      <text:h text:style-name="P40" text:outline-level="3"><text:span text:style-name="T2">2. Cowrie Honeypot <text:s/></text:span></text:h>
      <text:p text:style-name="P4">Cowrie, ssh ve telnet tuzak aracıdır. <text:span text:style-name="T7">Kullanım dökümanındaki gibi kurulum yapıldıktan sonra host cihazında cowrie container ı oluştuğundan emin olunur. </text:span></text:p>
      <text:p text:style-name="P11">#lxc-ls</text:p>
      <text:p text:style-name="P5">komutu varolan containerları listeler. </text:p>
      <text:p text:style-name="P11">#lxc-attach -n cowrie</text:p>
      <text:p text:style-name="P5">komutu ile containera bağlanılarak ayakta olduğu teyit edilir. Daha sonra</text:p>
      <text:p text:style-name="P5"><text:span text:style-name="T8">#supervisorctl status cowrie</text:span></text:p>
      <text:p text:style-name="P18">komutu ile aracın çalıştığı görülür. </text:p>
      <text:p text:style-name="P18"><text:span text:style-name="T24">Loglama</text:span> testi yapmak icin containera belirlenen porttan ssh veya telnet baglantisi kurulur. </text:p>
      <text:p text:style-name="P18"/>
      <text:h text:style-name="P41" text:outline-level="3"><text:soft-page-break/></text:h>
      <text:h text:style-name="P41" text:outline-level="3">3. Dionaea Honeypot </text:h>
      <text:p text:style-name="P1">Dionaea, bir cok protokolden honeypot saglar. Fakat ahtapot projesinde http ve https protocolleri için kullanılmıştır. <text:span text:style-name="T7">Kullanım dökümanındaki gibi kurulum yapıldıktan sonra host cihazında </text:span>dionaea<text:span text:style-name="T7"> container ı oluştuğundan emin olunur. </text:span></text:p>
      <text:p text:style-name="P12"/>
      <text:p text:style-name="P12">#lxc-ls</text:p>
      <text:p text:style-name="P6">komutu varolan containerları listeler. </text:p>
      <text:p text:style-name="P12">#lxc-attach -n <text:span text:style-name="T16">dionaea</text:span></text:p>
      <text:p text:style-name="P6">komutu ile containera bağlanılarak ayakta olduğu teyit edilir. Daha sonra</text:p>
      <text:p text:style-name="P7"><text:span text:style-name="T8">#supervisorctl status </text:span><text:span text:style-name="T9">dionaea</text:span></text:p>
      <text:p text:style-name="P19">komutu ile aracın çalıştığı görülür.</text:p>
      <text:p text:style-name="P24"><text:span text:style-name="T24">Loglama</text:span> testi yapmak için container IP adresine tarayıcı ile http ve https bağlantı atılır. </text:p>
      <text:p text:style-name="P24"/>
      <text:h text:style-name="P42" text:outline-level="3">4. FTP Honeypot <text:s/></text:h>
      <text:p text:style-name="P28">Bu playbook FTP ve FTPS protokolleri için honeypot yaratır. Honeypot-ftp araci kullanılmıştır. <text:span text:style-name="T18">Kullanım dökümanındaki gibi kurulum yapıldıktan sonra host cihazında </text:span><text:span text:style-name="T19">ftp</text:span><text:span text:style-name="T18"> container ı oluştuğundan emin olunur. </text:span></text:p>
      <text:p text:style-name="P13">#lxc-ls</text:p>
      <text:p text:style-name="P7">komutu varolan containerları listeler. </text:p>
      <text:p text:style-name="P13">#lxc-attach -n <text:span text:style-name="T17">ftp</text:span></text:p>
      <text:p text:style-name="P7">komutu ile containera bağlanılarak ayakta olduğu teyit edilir. Daha sonra</text:p>
      <text:p text:style-name="P7"><text:span text:style-name="T8">#</text:span><text:span text:style-name="T10">systemctl</text:span><text:span text:style-name="T8"> </text:span><text:span text:style-name="T10">status</text:span><text:span text:style-name="T8"> </text:span><text:span text:style-name="T10">honeypot-ftp</text:span></text:p>
      <text:p text:style-name="P20">komutu ile aracın çalıştığı görülür.</text:p>
      <text:p text:style-name="P24"><text:span text:style-name="T24">Loglama</text:span> testi yapmak için containera FTP protokolü ile bağlanılır. </text:p>
      <text:h text:style-name="P43" text:outline-level="3"><text:soft-page-break/></text:h>
      <text:h text:style-name="P43" text:outline-level="3"/>
      <text:h text:style-name="P43" text:outline-level="3"/>
      <text:h text:style-name="P43" text:outline-level="3">5. POP3 Honeypot </text:h>
      <text:p text:style-name="P29">Bu playbook <text:span text:style-name="T23">POP3</text:span> protokolleri için honeypot yaratır. Honeypot-<text:span text:style-name="T23">pop3</text:span> araci kullanılmıştır. <text:span text:style-name="T18">Kullanım dökümanındaki gibi kurulum yapıldıktan sonra host cihazında </text:span><text:span text:style-name="T20">pop3</text:span><text:span text:style-name="T18"> container ı oluştuğundan emin olunur. </text:span></text:p>
      <text:p text:style-name="P14">#lxc-ls</text:p>
      <text:p text:style-name="P8">komutu varolan containerları listeler. </text:p>
      <text:p text:style-name="P14">#lxc-attach -n <text:span text:style-name="T23">pop3</text:span></text:p>
      <text:p text:style-name="P8">komutu ile containera bağlanılarak ayakta olduğu teyit edilir. Daha sonra</text:p>
      <text:p text:style-name="P8"><text:span text:style-name="T8">#</text:span><text:span text:style-name="T10">systemctl</text:span><text:span text:style-name="T8"> </text:span><text:span text:style-name="T10">status</text:span><text:span text:style-name="T8"> </text:span><text:span text:style-name="T10">honeypot-</text:span><text:span text:style-name="T11">pop3</text:span></text:p>
      <text:p text:style-name="P21">komutu ile aracın çalıştığı görülür.</text:p>
      <text:p text:style-name="P25"><text:span text:style-name="T24">Loglama</text:span> testi yapmak için containera <text:span text:style-name="T23">pop3</text:span> <text:span text:style-name="T23">istegi atılır</text:span>. </text:p>
      <text:p text:style-name="P31"/>
      <text:h text:style-name="P43" text:outline-level="3">6. Amun Honeypot </text:h>
      <text:p text:style-name="P32">Amun zaafiyet içeren tuzak aracıdır. <text:span text:style-name="T18">Kullanım dökümanındaki gibi kurulum yapıldıktan sonra host cihazında </text:span><text:span text:style-name="T19">amun</text:span><text:span text:style-name="T18"> container ı oluştuğundan emin olunur. </text:span></text:p>
      <text:p text:style-name="P14">#lxc-ls</text:p>
      <text:p text:style-name="P8">komutu varolan containerları listeler. </text:p>
      <text:p text:style-name="P14">#lxc-attach -n <text:span text:style-name="T23">amun</text:span></text:p>
      <text:p text:style-name="P8">komutu ile containera bağlanılarak ayakta olduğu teyit edilir. Daha sonra</text:p>
      <text:p text:style-name="P8"><text:span text:style-name="T8">#</text:span><text:span text:style-name="T10">systemctl</text:span><text:span text:style-name="T8"> </text:span><text:span text:style-name="T10">status</text:span><text:span text:style-name="T8"> </text:span><text:span text:style-name="T12">amun</text:span></text:p>
      <text:p text:style-name="P21">komutu ile aracın çalıştığı görülür.</text:p>
      <text:p text:style-name="P21"/>
      <text:h text:style-name="P38" text:outline-level="3"><text:soft-page-break/></text:h>
      <text:h text:style-name="P38" text:outline-level="3"/>
      <text:h text:style-name="P38" text:outline-level="3"/>
      <text:h text:style-name="P38" text:outline-level="3">7. Elastichoney Honeypot</text:h>
      <text:p text:style-name="P33">Bu araç elasticsearch uygulamasının tuzağıdır. <text:span text:style-name="T23"><text:s/></text:span><text:span text:style-name="T18">Kullanım dökümanındaki gibi kurulum yapıldıktan sonra host cihazında </text:span><text:span text:style-name="T19">elastichoney</text:span><text:span text:style-name="T18"> container ı oluştuğundan emin olunur. </text:span></text:p>
      <text:p text:style-name="P15">#lxc-ls</text:p>
      <text:p text:style-name="P9">komutu varolan containerları listeler. </text:p>
      <text:p text:style-name="P15">#lxc-attach -n <text:s/><text:span text:style-name="T21">elastichoney</text:span></text:p>
      <text:p text:style-name="P9">komutu ile containera bağlanılarak ayakta olduğu teyit edilir. Daha sonra</text:p>
      <text:p text:style-name="P9"><text:span text:style-name="T8">#</text:span><text:span text:style-name="T10">systemctl</text:span><text:span text:style-name="T8"> </text:span><text:span text:style-name="T10">status</text:span><text:span text:style-name="T8"> </text:span><text:span text:style-name="T12"><text:s/></text:span><text:span text:style-name="T14">elastichoney</text:span></text:p>
      <text:p text:style-name="P22">komutu ile aracın çalıştığı görülür.</text:p>
      <text:p text:style-name="P22"/>
      <text:h text:style-name="P44" text:outline-level="3">8. Glastopf Honeypot</text:h>
      <text:p text:style-name="P33">Glastopf web uygulama tuzak aracıdır. <text:span text:style-name="T18">Kullanım dökümanındaki gibi kurulum yapıldıktan sonra host cihazında </text:span><text:span text:style-name="T19">glastopf</text:span><text:span text:style-name="T18"> container ı oluştuğundan emin olunur. </text:span></text:p>
      <text:p text:style-name="P15">#lxc-ls</text:p>
      <text:p text:style-name="P9">komutu varolan containerları listeler. </text:p>
      <text:p text:style-name="P15">#lxc-attach -n <text:s/><text:span text:style-name="T21">glastopf</text:span></text:p>
      <text:p text:style-name="P9">komutu ile containera bağlanılarak ayakta olduğu teyit edilir. Daha sonra</text:p>
      <text:p text:style-name="P9"><text:span text:style-name="T8">#</text:span><text:span text:style-name="T12">supervisorctl</text:span><text:span text:style-name="T8"> </text:span><text:span text:style-name="T10">status</text:span><text:span text:style-name="T8"> </text:span><text:span text:style-name="T12"><text:s/></text:span><text:span text:style-name="T14">glastopf</text:span></text:p>
      <text:p text:style-name="P22">komutu ile aracın çalıştığı görülür.</text:p>
      <text:p text:style-name="P26">Loglama testi yapmak icin honeypot a web istekleri atılır. </text:p>
      <text:p text:style-name="P26"/>
      <text:h text:style-name="P44" text:outline-level="3"><text:soft-page-break/></text:h>
      <text:h text:style-name="P44" text:outline-level="3"/>
      <text:h text:style-name="P44" text:outline-level="3"/>
      <text:h text:style-name="P44" text:outline-level="3"/>
      <text:h text:style-name="P44" text:outline-level="3">9. P0f honeypot</text:h>
      <text:p text:style-name="P33">P0f pasif parmak izi tanımlayıcıdır. <text:span text:style-name="T18">Kullanım dökümanındaki gibi kurulum yapıldıktan sonra host cihazında </text:span><text:span text:style-name="T19">p0f</text:span><text:span text:style-name="T18"> container ı oluştuğundan emin olunur. </text:span></text:p>
      <text:p text:style-name="P15">#lxc-ls</text:p>
      <text:p text:style-name="P9">komutu varolan containerları listeler. </text:p>
      <text:p text:style-name="P15">#lxc-attach -n <text:s/><text:span text:style-name="T21">p0f</text:span></text:p>
      <text:p text:style-name="P9">komutu ile containera bağlanılarak ayakta olduğu teyit edilir. Daha sonra</text:p>
      <text:p text:style-name="P9"><text:span text:style-name="T8">#</text:span><text:span text:style-name="T12">supervisorctl</text:span><text:span text:style-name="T8"> </text:span><text:span text:style-name="T10">status</text:span><text:span text:style-name="T8"> </text:span><text:span text:style-name="T12"><text:s/></text:span><text:span text:style-name="T14">p0f</text:span></text:p>
      <text:p text:style-name="P22">komutu ile aracın çalıştığı görülür.</text:p>
      <text:p text:style-name="P27">Loglama testi yapmak icin container tcp bağlantı atılması yeterlidir. </text:p>
      <text:p text:style-name="P27"/>
      <text:h text:style-name="P45" text:outline-level="3">10. Shockpot Honeypot</text:h>
      <text:p text:style-name="P34">Shockpot shellsock zafiyeti icin tuzak aracıdır. <text:span text:style-name="T18">Kullanım dökümanındaki gibi kurulum yapıldıktan sonra host cihazında </text:span><text:span text:style-name="T19">shockpot</text:span><text:span text:style-name="T18"> container ı oluştuğundan emin olunur. </text:span></text:p>
      <text:p text:style-name="P16">#lxc-ls</text:p>
      <text:p text:style-name="P10">komutu varolan containerları listeler. </text:p>
      <text:p text:style-name="P16">#lxc-attach -n <text:s/><text:span text:style-name="T21"><text:s/></text:span><text:span text:style-name="T22">shockpot</text:span></text:p>
      <text:p text:style-name="P10">komutu ile containera bağlanılarak ayakta olduğu teyit edilir. Daha sonra</text:p>
      <text:p text:style-name="P10"><text:span text:style-name="T8">#</text:span><text:span text:style-name="T12">supervisorctl</text:span><text:span text:style-name="T8"> </text:span><text:span text:style-name="T10">status</text:span><text:span text:style-name="T8"> </text:span><text:span text:style-name="T12"><text:s/></text:span><text:span text:style-name="T14"><text:s/></text:span><text:span text:style-name="T15">shockpot</text:span></text:p>
      <text:p text:style-name="P23">komutu ile aracın çalıştığı görülür.</text:p>
      <text:p text:style-name="P27">Loglama testi yapmak icin aşağıdaki şekilde bağlantı atılır </text:p>
      <text:p text:style-name="P17">#curl -A '() { :; }; /bin/ls' http://169.254.1.2</text:p>
      <text:p text:style-name="P26"/>
      <text:h text:style-name="P45" text:outline-level="3"><text:soft-page-break/></text:h>
      <text:h text:style-name="P45" text:outline-level="3"/>
      <text:h text:style-name="P45" text:outline-level="3">11. SMTP Honeypot</text:h>
      <text:p text:style-name="P30">Bu playbook <text:span text:style-name="T25">SMTP</text:span> protokol<text:span text:style-name="T25">ü</text:span> için honeypot yaratır. Honeypot-<text:span text:style-name="T25">smtp</text:span> araci kullanılmıştır. <text:span text:style-name="T18">Kullanım dökümanındaki gibi kurulum yapıldıktan sonra host cihazında </text:span><text:span text:style-name="T22">smtp</text:span><text:span text:style-name="T18"> container ı oluştuğundan emin olunur. </text:span></text:p>
      <text:p text:style-name="P16">#lxc-ls</text:p>
      <text:p text:style-name="P10">komutu varolan containerları listeler. </text:p>
      <text:p text:style-name="P16">#lxc-attach -n <text:span text:style-name="T25">smtp</text:span></text:p>
      <text:p text:style-name="P10">komutu ile containera bağlanılarak ayakta olduğu teyit edilir. Daha sonra</text:p>
      <text:p text:style-name="P10"><text:span text:style-name="T8">#</text:span><text:span text:style-name="T10">systemctl</text:span><text:span text:style-name="T8"> </text:span><text:span text:style-name="T10">status</text:span><text:span text:style-name="T8"> </text:span><text:span text:style-name="T10">honeypot-</text:span><text:span text:style-name="T13">smtp</text:span></text:p>
      <text:p text:style-name="P23">komutu ile aracın çalıştığı görülür.</text:p>
      <text:p text:style-name="P23"/>
      <text:h text:style-name="P45" text:outline-level="3">12. Suricata Honeypot</text:h>
      <text:p text:style-name="P34">Bu playbook MHN ile entegre adilmiş suricata kurar. <text:span text:style-name="T18">Kullanım dökümanındaki gibi kurulum yapıldıktan sonra host cihazında </text:span><text:span text:style-name="T19">suricata</text:span><text:span text:style-name="T18"> container ı oluştuğundan emin olunur. </text:span></text:p>
      <text:p text:style-name="P16">#lxc-ls</text:p>
      <text:p text:style-name="P10">komutu varolan containerları listeler. </text:p>
      <text:p text:style-name="P16">#lxc-attach -n <text:span text:style-name="T25">suricata</text:span></text:p>
      <text:p text:style-name="P10">komutu ile containera bağlanılarak ayakta olduğu teyit edilir. Daha sonra</text:p>
      <text:p text:style-name="P10"><text:span text:style-name="T8">#</text:span><text:span text:style-name="T10">systemctl</text:span><text:span text:style-name="T8"> </text:span><text:span text:style-name="T10">status</text:span><text:span text:style-name="T8"> </text:span><text:span text:style-name="T13">suricata-rup.service</text:span></text:p>
      <text:p text:style-name="P10"><text:span text:style-name="T13">#</text:span><text:span text:style-name="T10">systemctl</text:span><text:span text:style-name="T13"> </text:span><text:span text:style-name="T10">status</text:span><text:span text:style-name="T13"> suricata-rup.timer</text:span></text:p>
      <text:p text:style-name="P23">komutu ile aracın çalıştığı görülür.</text:p>
      <text:p text:style-name="P35"/>
      <text:h text:style-name="P45" text:outline-level="3"><text:soft-page-break/></text:h>
      <text:h text:style-name="P45" text:outline-level="3"/>
      <text:h text:style-name="P45" text:outline-level="3"/>
      <text:h text:style-name="P45" text:outline-level="3"/>
      <text:h text:style-name="P45" text:outline-level="3">13. Wordpot Honeypot</text:h>
      <text:p text:style-name="P34">Wordpot wordpress tuzak sistemidir. <text:span text:style-name="T18">Kullanım dökümanındaki gibi kurulum yapıldıktan sonra host cihazında </text:span><text:span text:style-name="T19">wordpot</text:span><text:span text:style-name="T18"> container ı oluştuğundan emin olunur. </text:span></text:p>
      <text:p text:style-name="P16">#lxc-ls</text:p>
      <text:p text:style-name="P10">komutu varolan containerları listeler. </text:p>
      <text:p text:style-name="P16">#lxc-attach -n <text:span text:style-name="T25">wordpot</text:span></text:p>
      <text:p text:style-name="P10">komutu ile containera bağlanılarak ayakta olduğu teyit edilir. Daha sonra</text:p>
      <text:p text:style-name="P10"><text:span text:style-name="T8">#</text:span><text:span text:style-name="T10">systemctl</text:span><text:span text:style-name="T8"> </text:span><text:span text:style-name="T10">status</text:span><text:span text:style-name="T8"> </text:span><text:span text:style-name="T13">wordpot</text:span></text:p>
      <text:p text:style-name="P23">komutu ile aracın çalıştığı görülür.</text:p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3T11:25:23.639278611</meta:creation-date>
    <dc:date>2018-10-03T14:05:32.351365698</dc:date>
    <meta:editing-duration>PT3M9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7" meta:paragraph-count="114" meta:word-count="779" meta:character-count="6140" meta:non-whitespace-character-count="5420"/>
  </office:meta>
</office:document-meta>
</file>